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0.758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draw:fill-color="#dc143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c143c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1.778cm" svg:x="3.556cm" svg:y="5.842cm">
          <text:p text:style-name="P1"><text:span text:style-name="T1">1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78cm" svg:height="1.778cm" svg:x="6.042cm" svg:y="5.843cm">
          <text:p text:style-name="P1"><text:span text:style-name="T1">1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78cm" svg:height="1.778cm" svg:x="8.509cm" svg:y="5.843cm">
          <text:p text:style-name="P1"><text:span text:style-name="T1">1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1.049cm" svg:y="5.844cm">
          <text:p text:style-name="P1"><text:span text:style-name="T1">1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4cm" svg:y1="6.731cm" svg:x2="6.042cm" svg:y2="6.732cm" draw:start-shape="id1" draw:start-glue-point="10" draw:end-shape="id2" draw:end-glue-point="6" svg:d="M5334 6731l708 1" svg:viewBox="0 0 709 2">
          <text:p/>
        </draw:connector>
        <draw:connector draw:style-name="gr3" draw:text-style-name="P3" draw:layer="layout" draw:type="line" svg:x1="7.82cm" svg:y1="6.732cm" svg:x2="8.509cm" svg:y2="6.732cm" draw:start-shape="id2" draw:start-glue-point="10" draw:end-shape="id3" draw:end-glue-point="6" svg:d="M7820 6732h689" svg:viewBox="0 0 690 1">
          <text:p/>
        </draw:connector>
        <draw:connector draw:style-name="gr4" draw:text-style-name="P3" draw:layer="layout" draw:type="line" svg:x1="10.287cm" svg:y1="6.732cm" svg:x2="11.049cm" svg:y2="6.733cm" draw:start-shape="id3" draw:start-glue-point="10" draw:end-shape="id4" draw:end-glue-point="6" svg:d="M10287 6732l762 1" svg:viewBox="0 0 763 2">
          <text:p/>
        </draw:connector>
        <draw:custom-shape draw:style-name="gr1" draw:text-style-name="P2" xml:id="id5" draw:id="id5" draw:layer="layout" svg:width="1.778cm" svg:height="1.778cm" svg:x="3.557cm" svg:y="8.001cm">
          <text:p text:style-name="P1"><text:span text:style-name="T1">2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78cm" svg:height="1.778cm" svg:x="6.043cm" svg:y="8.002cm">
          <text:p text:style-name="P1"><text:span text:style-name="T1">2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78cm" svg:height="1.778cm" svg:x="8.51cm" svg:y="8.002cm">
          <text:p text:style-name="P1"><text:span text:style-name="T1">2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78cm" svg:height="1.778cm" svg:x="11.05cm" svg:y="8.003cm">
          <text:p text:style-name="P1"><text:span text:style-name="T1">2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5cm" svg:y1="8.89cm" svg:x2="6.043cm" svg:y2="8.891cm" draw:start-shape="id5" draw:start-glue-point="10" draw:end-shape="id6" draw:end-glue-point="6" svg:d="M5335 8890l708 1" svg:viewBox="0 0 709 2">
          <text:p/>
        </draw:connector>
        <draw:connector draw:style-name="gr3" draw:text-style-name="P3" draw:layer="layout" draw:type="line" svg:x1="7.821cm" svg:y1="8.891cm" svg:x2="8.51cm" svg:y2="8.891cm" draw:start-shape="id6" draw:start-glue-point="10" draw:end-shape="id7" draw:end-glue-point="6" svg:d="M7821 8891h689" svg:viewBox="0 0 690 1">
          <text:p/>
        </draw:connector>
        <draw:connector draw:style-name="gr4" draw:text-style-name="P3" draw:layer="layout" draw:type="line" svg:x1="10.288cm" svg:y1="8.891cm" svg:x2="11.05cm" svg:y2="8.892cm" draw:start-shape="id7" draw:start-glue-point="10" draw:end-shape="id8" draw:end-glue-point="6" svg:d="M10288 8891l762 1" svg:viewBox="0 0 763 2">
          <text:p/>
        </draw:connector>
        <draw:custom-shape draw:style-name="gr1" draw:text-style-name="P2" xml:id="id9" draw:id="id9" draw:layer="layout" svg:width="1.778cm" svg:height="1.778cm" svg:x="13.516cm" svg:y="8.004cm">
          <text:p text:style-name="P1"><text:span text:style-name="T1">2</text:span>s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828cm" svg:y1="8.892cm" svg:x2="13.516cm" svg:y2="8.893cm" draw:start-shape="id8" draw:start-glue-point="10" draw:end-shape="id9" draw:end-glue-point="6" svg:d="M12828 8892l688 1" svg:viewBox="0 0 689 2">
          <text:p/>
        </draw:connector>
        <draw:custom-shape draw:style-name="gr1" draw:text-style-name="P2" xml:id="id10" draw:id="id10" draw:layer="layout" svg:width="1.778cm" svg:height="1.778cm" svg:x="3.558cm" svg:y="10.159cm">
          <text:p text:style-name="P1"><text:span text:style-name="T1">3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78cm" svg:height="1.778cm" svg:x="6.044cm" svg:y="10.16cm">
          <text:p text:style-name="P1"><text:span text:style-name="T1">3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78cm" svg:height="1.778cm" svg:x="8.511cm" svg:y="10.16cm">
          <text:p text:style-name="P1"><text:span text:style-name="T1">3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6cm" svg:y1="11.048cm" svg:x2="6.044cm" svg:y2="11.049cm" draw:start-shape="id10" draw:start-glue-point="10" draw:end-shape="id11" draw:end-glue-point="6" svg:d="M5336 11048l708 1" svg:viewBox="0 0 709 2">
          <text:p/>
        </draw:connector>
        <draw:connector draw:style-name="gr3" draw:text-style-name="P3" draw:layer="layout" draw:type="line" svg:x1="7.822cm" svg:y1="11.049cm" svg:x2="8.511cm" svg:y2="11.049cm" draw:start-shape="id11" draw:start-glue-point="10" draw:end-shape="id12" draw:end-glue-point="6" svg:d="M7822 11049h689" svg:viewBox="0 0 690 1">
          <text:p/>
        </draw:connector>
      </draw:page>
      <draw:page draw:name="page2" draw:style-name="dp1" draw:master-page-name="Default">
        <draw:custom-shape draw:style-name="gr1" draw:text-style-name="P2" xml:id="id13" draw:id="id13" draw:layer="layout" svg:width="1.778cm" svg:height="1.778cm" svg:x="3.556cm" svg:y="5.842cm">
          <text:p text:style-name="P1"><text:span text:style-name="T1">1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78cm" svg:height="1.778cm" svg:x="6.042cm" svg:y="5.843cm">
          <text:p text:style-name="P1"><text:span text:style-name="T1">1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78cm" svg:height="1.778cm" svg:x="8.509cm" svg:y="5.843cm">
          <text:p text:style-name="P1"><text:span text:style-name="T1">1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78cm" svg:height="1.778cm" svg:x="11.049cm" svg:y="5.844cm">
          <text:p text:style-name="P1"><text:span text:style-name="T1">1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4cm" svg:y1="6.731cm" svg:x2="6.042cm" svg:y2="6.732cm" draw:start-shape="id13" draw:start-glue-point="10" draw:end-shape="id14" draw:end-glue-point="6" svg:d="M5334 6731l708 1" svg:viewBox="0 0 709 2">
          <text:p/>
        </draw:connector>
        <draw:connector draw:style-name="gr3" draw:text-style-name="P3" draw:layer="layout" draw:type="line" svg:x1="7.82cm" svg:y1="6.732cm" svg:x2="8.509cm" svg:y2="6.732cm" draw:start-shape="id14" draw:start-glue-point="10" draw:end-shape="id15" draw:end-glue-point="6" svg:d="M7820 6732h689" svg:viewBox="0 0 690 1">
          <text:p/>
        </draw:connector>
        <draw:connector draw:style-name="gr4" draw:text-style-name="P3" draw:layer="layout" draw:type="line" svg:x1="10.287cm" svg:y1="6.732cm" svg:x2="11.049cm" svg:y2="6.733cm" draw:start-shape="id15" draw:start-glue-point="10" draw:end-shape="id16" draw:end-glue-point="6" svg:d="M10287 6732l762 1" svg:viewBox="0 0 763 2">
          <text:p/>
        </draw:connector>
        <draw:custom-shape draw:style-name="gr1" draw:text-style-name="P2" xml:id="id17" draw:id="id17" draw:layer="layout" svg:width="1.778cm" svg:height="1.778cm" svg:x="3.557cm" svg:y="8.001cm">
          <text:p text:style-name="P1"><text:span text:style-name="T1">2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778cm" svg:height="1.778cm" svg:x="6.043cm" svg:y="8.002cm">
          <text:p text:style-name="P1"><text:span text:style-name="T1">2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778cm" svg:height="1.778cm" svg:x="8.51cm" svg:y="8.002cm">
          <text:p text:style-name="P1"><text:span text:style-name="T1">2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778cm" svg:height="1.778cm" svg:x="11.05cm" svg:y="8.003cm">
          <text:p text:style-name="P1"><text:span text:style-name="T1">2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5cm" svg:y1="8.89cm" svg:x2="6.043cm" svg:y2="8.891cm" draw:start-shape="id17" draw:start-glue-point="10" draw:end-shape="id18" draw:end-glue-point="6" svg:d="M5335 8890l708 1" svg:viewBox="0 0 709 2">
          <text:p/>
        </draw:connector>
        <draw:connector draw:style-name="gr3" draw:text-style-name="P3" draw:layer="layout" draw:type="line" svg:x1="7.821cm" svg:y1="8.891cm" svg:x2="8.51cm" svg:y2="8.891cm" draw:start-shape="id18" draw:start-glue-point="10" draw:end-shape="id19" draw:end-glue-point="6" svg:d="M7821 8891h689" svg:viewBox="0 0 690 1">
          <text:p/>
        </draw:connector>
        <draw:connector draw:style-name="gr4" draw:text-style-name="P3" draw:layer="layout" draw:type="line" svg:x1="10.288cm" svg:y1="8.891cm" svg:x2="11.05cm" svg:y2="8.892cm" draw:start-shape="id19" draw:start-glue-point="10" draw:end-shape="id20" draw:end-glue-point="6" svg:d="M10288 8891l762 1" svg:viewBox="0 0 763 2">
          <text:p/>
        </draw:connector>
        <draw:custom-shape draw:style-name="gr1" draw:text-style-name="P2" xml:id="id21" draw:id="id21" draw:layer="layout" svg:width="1.778cm" svg:height="1.778cm" svg:x="13.516cm" svg:y="8.004cm">
          <text:p text:style-name="P1"><text:span text:style-name="T1">2</text:span>s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828cm" svg:y1="8.892cm" svg:x2="13.516cm" svg:y2="8.893cm" draw:start-shape="id20" draw:start-glue-point="10" draw:end-shape="id21" draw:end-glue-point="6" svg:d="M12828 8892l688 1" svg:viewBox="0 0 689 2">
          <text:p/>
        </draw:connector>
        <draw:custom-shape draw:style-name="gr1" draw:text-style-name="P2" xml:id="id22" draw:id="id22" draw:layer="layout" svg:width="1.778cm" svg:height="1.778cm" svg:x="3.558cm" svg:y="10.159cm">
          <text:p text:style-name="P1"><text:span text:style-name="T1">3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778cm" svg:height="1.778cm" svg:x="6.044cm" svg:y="10.16cm">
          <text:p text:style-name="P1"><text:span text:style-name="T1">3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778cm" svg:height="1.778cm" svg:x="8.511cm" svg:y="10.16cm">
          <text:p text:style-name="P1"><text:span text:style-name="T1">3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6cm" svg:y1="11.048cm" svg:x2="6.044cm" svg:y2="11.049cm" draw:start-shape="id22" draw:start-glue-point="10" draw:end-shape="id23" draw:end-glue-point="6" svg:d="M5336 11048l708 1" svg:viewBox="0 0 709 2">
          <text:p/>
        </draw:connector>
        <draw:connector draw:style-name="gr3" draw:text-style-name="P3" draw:layer="layout" draw:type="line" svg:x1="7.822cm" svg:y1="11.049cm" svg:x2="8.511cm" svg:y2="11.049cm" draw:start-shape="id23" draw:start-glue-point="10" draw:end-shape="id24" draw:end-glue-point="6" svg:d="M7822 11049h689" svg:viewBox="0 0 690 1">
          <text:p/>
        </draw:connector>
        <draw:custom-shape draw:style-name="gr6" draw:text-style-name="P4" draw:layer="layout" svg:width="1.905cm" svg:height="1.905cm" draw:transform="rotate (-0.785398163397448) translate (6.935cm 5.4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6.935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11.988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xml:id="id25" draw:id="id25" draw:layer="layout" svg:width="1.778cm" svg:height="1.778cm" svg:x="3.556cm" svg:y="5.842cm">
          <text:p text:style-name="P1"><text:span text:style-name="T1">1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778cm" svg:height="1.778cm" svg:x="6.042cm" svg:y="5.843cm">
          <text:p text:style-name="P1"><text:span text:style-name="T1">1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778cm" svg:height="1.778cm" svg:x="8.509cm" svg:y="5.843cm">
          <text:p text:style-name="P1"><text:span text:style-name="T1">1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778cm" svg:height="1.778cm" svg:x="11.049cm" svg:y="5.844cm">
          <text:p text:style-name="P1"><text:span text:style-name="T1">1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4cm" svg:y1="6.731cm" svg:x2="6.042cm" svg:y2="6.732cm" draw:start-shape="id25" draw:start-glue-point="10" draw:end-shape="id26" draw:end-glue-point="6" svg:d="M5334 6731l708 1" svg:viewBox="0 0 709 2">
          <text:p/>
        </draw:connector>
        <draw:connector draw:style-name="gr3" draw:text-style-name="P3" draw:layer="layout" draw:type="line" svg:x1="7.82cm" svg:y1="6.732cm" svg:x2="8.509cm" svg:y2="6.732cm" draw:start-shape="id26" draw:start-glue-point="10" draw:end-shape="id27" draw:end-glue-point="6" svg:d="M7820 6732h689" svg:viewBox="0 0 690 1">
          <text:p/>
        </draw:connector>
        <draw:connector draw:style-name="gr4" draw:text-style-name="P3" draw:layer="layout" draw:type="line" svg:x1="10.287cm" svg:y1="6.732cm" svg:x2="11.049cm" svg:y2="6.733cm" draw:start-shape="id27" draw:start-glue-point="10" draw:end-shape="id28" draw:end-glue-point="6" svg:d="M10287 6732l762 1" svg:viewBox="0 0 763 2">
          <text:p/>
        </draw:connector>
        <draw:custom-shape draw:style-name="gr1" draw:text-style-name="P2" xml:id="id29" draw:id="id29" draw:layer="layout" svg:width="1.778cm" svg:height="1.778cm" svg:x="3.557cm" svg:y="8.001cm">
          <text:p text:style-name="P1"><text:span text:style-name="T1">2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778cm" svg:height="1.778cm" svg:x="6.043cm" svg:y="8.002cm">
          <text:p text:style-name="P1"><text:span text:style-name="T1">2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778cm" svg:height="1.778cm" svg:x="8.51cm" svg:y="8.002cm">
          <text:p text:style-name="P1"><text:span text:style-name="T1">2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1.778cm" svg:height="1.778cm" svg:x="11.05cm" svg:y="8.003cm">
          <text:p text:style-name="P1"><text:span text:style-name="T1">2</text:span>s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5cm" svg:y1="8.89cm" svg:x2="6.043cm" svg:y2="8.891cm" draw:start-shape="id29" draw:start-glue-point="10" draw:end-shape="id30" draw:end-glue-point="6" svg:d="M5335 8890l708 1" svg:viewBox="0 0 709 2">
          <text:p/>
        </draw:connector>
        <draw:connector draw:style-name="gr3" draw:text-style-name="P3" draw:layer="layout" draw:type="line" svg:x1="7.821cm" svg:y1="8.891cm" svg:x2="8.51cm" svg:y2="8.891cm" draw:start-shape="id30" draw:start-glue-point="10" draw:end-shape="id31" draw:end-glue-point="6" svg:d="M7821 8891h689" svg:viewBox="0 0 690 1">
          <text:p/>
        </draw:connector>
        <draw:connector draw:style-name="gr4" draw:text-style-name="P3" draw:layer="layout" draw:type="line" svg:x1="10.288cm" svg:y1="8.891cm" svg:x2="11.05cm" svg:y2="8.892cm" draw:start-shape="id31" draw:start-glue-point="10" draw:end-shape="id32" draw:end-glue-point="6" svg:d="M10288 8891l762 1" svg:viewBox="0 0 763 2">
          <text:p/>
        </draw:connector>
        <draw:custom-shape draw:style-name="gr1" draw:text-style-name="P2" xml:id="id33" draw:id="id33" draw:layer="layout" svg:width="1.778cm" svg:height="1.778cm" svg:x="13.516cm" svg:y="8.004cm">
          <text:p text:style-name="P1"><text:span text:style-name="T1">2</text:span>s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828cm" svg:y1="8.892cm" svg:x2="13.516cm" svg:y2="8.893cm" draw:start-shape="id32" draw:start-glue-point="10" draw:end-shape="id33" draw:end-glue-point="6" svg:d="M12828 8892l688 1" svg:viewBox="0 0 689 2">
          <text:p/>
        </draw:connector>
        <draw:custom-shape draw:style-name="gr1" draw:text-style-name="P2" xml:id="id34" draw:id="id34" draw:layer="layout" svg:width="1.778cm" svg:height="1.778cm" svg:x="3.558cm" svg:y="10.159cm">
          <text:p text:style-name="P1"><text:span text:style-name="T1">3</text:span>s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778cm" svg:height="1.778cm" svg:x="6.044cm" svg:y="10.16cm">
          <text:p text:style-name="P1"><text:span text:style-name="T1">3</text:span>s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.778cm" svg:height="1.778cm" svg:x="8.511cm" svg:y="10.16cm">
          <text:p text:style-name="P1"><text:span text:style-name="T1">3</text:span>s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36cm" svg:y1="11.048cm" svg:x2="6.044cm" svg:y2="11.049cm" draw:start-shape="id34" draw:start-glue-point="10" draw:end-shape="id35" draw:end-glue-point="6" svg:d="M5336 11048l708 1" svg:viewBox="0 0 709 2">
          <text:p/>
        </draw:connector>
        <draw:connector draw:style-name="gr3" draw:text-style-name="P3" draw:layer="layout" draw:type="line" svg:x1="7.822cm" svg:y1="11.049cm" svg:x2="8.511cm" svg:y2="11.049cm" draw:start-shape="id35" draw:start-glue-point="10" draw:end-shape="id36" draw:end-glue-point="6" svg:d="M7822 11049h689" svg:viewBox="0 0 690 1">
          <text:p/>
        </draw:connector>
        <draw:custom-shape draw:style-name="gr6" draw:text-style-name="P4" draw:layer="layout" svg:width="1.905cm" svg:height="1.905cm" draw:transform="rotate (-0.785398163397448) translate (6.935cm 5.4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6.935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11.988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9.448cm 5.4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9.448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905cm" svg:height="1.905cm" draw:transform="rotate (-0.785398163397448) translate (6.935cm 9.6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154.03987408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5:04:33.752661686</meta:creation-date>
    <dc:date>2024-07-23T05:56:13.440466009</dc:date>
    <meta:editing-duration>PT10M35S</meta:editing-duration>
    <meta:editing-cycles>3</meta:editing-cycles>
    <meta:generator>LibreOffice/7.3.7.2$Linux_X86_64 LibreOffice_project/30$Build-2</meta:generator>
    <meta:document-statistic meta:object-count="72"/>
  </office:meta>
</office:document-meta>
</file>